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8e5c" officeooo:paragraph-rsid="00088e5c"/>
    </style:style>
    <style:style style:name="P2" style:family="paragraph" style:parent-style-name="Standard">
      <style:text-properties officeooo:rsid="000c4b6d" officeooo:paragraph-rsid="00088e5c"/>
    </style:style>
    <style:style style:name="P3" style:family="paragraph" style:parent-style-name="Standard">
      <style:text-properties officeooo:rsid="000a5580" officeooo:paragraph-rsid="000a5580"/>
    </style:style>
    <style:style style:name="P4" style:family="paragraph" style:parent-style-name="Standard">
      <style:text-properties officeooo:rsid="000a5580" officeooo:paragraph-rsid="00088e5c"/>
    </style:style>
    <style:style style:name="P5" style:family="paragraph" style:parent-style-name="Standard" style:list-style-name="L1">
      <style:text-properties officeooo:rsid="00088e5c" officeooo:paragraph-rsid="00088e5c"/>
    </style:style>
    <style:style style:name="P6" style:family="paragraph" style:parent-style-name="Standard" style:list-style-name="L1">
      <style:text-properties officeooo:rsid="00088e5c" officeooo:paragraph-rsid="000a5580"/>
    </style:style>
    <style:style style:name="P7" style:family="paragraph" style:parent-style-name="Standard" style:list-style-name="L3">
      <style:text-properties officeooo:rsid="00088e5c" officeooo:paragraph-rsid="000a5580"/>
    </style:style>
    <style:style style:name="P8" style:family="paragraph" style:parent-style-name="Standard" style:list-style-name="L1">
      <style:text-properties officeooo:rsid="000a5580" officeooo:paragraph-rsid="000a5580"/>
    </style:style>
    <style:style style:name="P9" style:family="paragraph" style:parent-style-name="Standard" style:list-style-name="L2">
      <style:text-properties officeooo:rsid="000a5580" officeooo:paragraph-rsid="000a5580"/>
    </style:style>
    <style:style style:name="P10" style:family="paragraph" style:parent-style-name="Standard" style:list-style-name="L3">
      <style:text-properties officeooo:rsid="000a5580" officeooo:paragraph-rsid="000a5580"/>
    </style:style>
    <style:style style:name="P11" style:family="paragraph" style:parent-style-name="Standard">
      <style:text-properties officeooo:rsid="000a5580" officeooo:paragraph-rsid="000a5580"/>
    </style:style>
    <style:style style:name="P12" style:family="paragraph" style:parent-style-name="Standard">
      <style:text-properties officeooo:rsid="000a5580" officeooo:paragraph-rsid="000f7c8f"/>
    </style:style>
    <style:style style:name="P13" style:family="paragraph" style:parent-style-name="Standard" style:list-style-name="L2">
      <style:text-properties officeooo:rsid="000ae71c" officeooo:paragraph-rsid="000ae71c"/>
    </style:style>
    <style:style style:name="P14" style:family="paragraph" style:parent-style-name="Standard" style:list-style-name="L3">
      <style:text-properties officeooo:paragraph-rsid="000a5580"/>
    </style:style>
    <style:style style:name="P15" style:family="paragraph" style:parent-style-name="Standard" style:list-style-name="L3">
      <style:text-properties style:font-name="Liberation Serif" officeooo:rsid="000ae71c" officeooo:paragraph-rsid="000ae71c" style:font-name-asian="SimSun" style:font-name-complex="Mangal"/>
    </style:style>
    <style:style style:name="P16" style:family="paragraph" style:parent-style-name="Standard" style:list-style-name="L3">
      <style:text-properties style:font-name="Liberation Serif" officeooo:rsid="000c6fde" officeooo:paragraph-rsid="000c6fde" style:font-name-asian="SimSun" style:font-name-complex="Mangal"/>
    </style:style>
    <style:style style:name="P17" style:family="paragraph" style:parent-style-name="Standard" style:list-style-name="L2">
      <style:text-properties officeooo:rsid="000c6fde" officeooo:paragraph-rsid="000c6fde"/>
    </style:style>
    <style:style style:name="P18" style:family="paragraph" style:parent-style-name="Standard">
      <style:text-properties officeooo:rsid="000c6fde" officeooo:paragraph-rsid="000c6fde"/>
    </style:style>
    <style:style style:name="P19" style:family="paragraph" style:parent-style-name="Standard">
      <style:text-properties officeooo:rsid="000f7c8f" officeooo:paragraph-rsid="000f7c8f"/>
    </style:style>
    <style:style style:name="P20" style:family="paragraph" style:parent-style-name="Standard" style:list-style-name="L4">
      <style:text-properties officeooo:rsid="000f7c8f" officeooo:paragraph-rsid="000f7c8f"/>
    </style:style>
    <style:style style:name="P21" style:family="paragraph" style:parent-style-name="Standard">
      <style:paragraph-properties fo:break-before="page"/>
      <style:text-properties officeooo:rsid="000a5580" officeooo:paragraph-rsid="000a5580"/>
    </style:style>
    <style:style style:name="T1" style:family="text">
      <style:text-properties officeooo:rsid="00088e5c"/>
    </style:style>
    <style:style style:name="T2" style:family="text">
      <style:text-properties style:font-name="Liberation Serif1" officeooo:rsid="00088e5c" style:font-name-asian="Liberation Serif1" style:font-name-complex="Liberation Serif1"/>
    </style:style>
    <style:style style:name="T3" style:family="text">
      <style:text-properties style:font-name="Liberation Serif" officeooo:rsid="00088e5c" style:font-name-asian="SimSun" style:font-name-complex="Mangal"/>
    </style:style>
    <style:style style:name="T4" style:family="text">
      <style:text-properties officeooo:rsid="000ae71c"/>
    </style:style>
    <style:style style:name="T5" style:family="text">
      <style:text-properties officeooo:rsid="000c6f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. 104-105</text:p>
      <text:p text:style-name="P1"/>
      <text:p text:style-name="P2">Mural delante de la casa de Víctor Jara</text:p>
      <text:list xml:id="list1376065694188952171" text:style-name="L1">
        <text:list-item>
          <text:p text:style-name="P5">Es una pictura mural de Victor Jara</text:p>
        </text:list-item>
        <text:list-item>
          <text:p text:style-name="P5">Podemos ver la cara de Victor Jara, y muchos colores</text:p>
        </text:list-item>
        <text:list-item>
          <text:p text:style-name="P5">La cara de Victor Jara es muy sonriente</text:p>
        </text:list-item>
        <text:list-item>
          <text:p text:style-name="P5">Victor Jara mira a lo lejos</text:p>
          <text:list>
            <text:list-header>
              <text:p text:style-name="P5">→ la esperanza </text:p>
            </text:list-header>
          </text:list>
        </text:list-item>
        <text:list-item>
          <text:p text:style-name="P5">Su boca es abierto</text:p>
          <text:list>
            <text:list-header>
              <text:p text:style-name="P5">→ parece cantar un cantante</text:p>
            </text:list-header>
          </text:list>
        </text:list-item>
        <text:list-item>
          <text:p text:style-name="P5">Hay una guitara</text:p>
        </text:list-item>
        <text:list-item>
          <text:p text:style-name="P5">La guitara forma una uve (un V)</text:p>
          <text:list>
            <text:list-header>
              <text:p text:style-name="P5">→ Victor, Victoria</text:p>
              <text:p text:style-name="P5">Es una metafora para decir « qué vencera »</text:p>
            </text:list-header>
          </text:list>
        </text:list-item>
        <text:list-item>
          <text:p text:style-name="P5">Hubieran pintado algo más feo</text:p>
        </text:list-item>
        <text:list-item>
          <text:p text:style-name="P8">Hay muchas colores</text:p>
        </text:list-item>
        <text:list-item>
          <text:p text:style-name="P8">Hay la bandera de Chile</text:p>
        </text:list-item>
        <text:list-item>
          <text:p text:style-name="P8">Hay máscaras</text:p>
        </text:list-item>
        <text:list-item>
          <text:p text:style-name="P8">Podemos ver lágrimas</text:p>
        </text:list-item>
        <text:list-item>
          <text:p text:style-name="P8">La máscaras lloran porque Victor Jara se murió</text:p>
        </text:list-item>
        <text:list-item>
          <text:p text:style-name="P8">Podemos pensar que Victor Jara fue un martillo para el Chile</text:p>
        </text:list-item>
        <text:list-item>
          <text:p text:style-name="P6"/>
        </text:list-item>
      </text:list>
      <text:p text:style-name="P4"/>
      <text:p text:style-name="P3">P. 119, <text:span text:style-name="T4">doc : Chile</text:span></text:p>
      <text:list xml:id="list8895944202109649180" text:style-name="L2">
        <text:list-item>
          <text:p text:style-name="P13">1970 → Salvador Allende al poder</text:p>
          <text:list>
            <text:list-header>
              <text:p text:style-name="P9">(Politica)</text:p>
            </text:list-header>
            <text:list-item>
              <text:p text:style-name="P9">Allende <text:span text:style-name="T4">era de</text:span> izquier<text:span text:style-name="T4">da (socialista)</text:span></text:p>
              <text:p text:style-name="P9"/>
            </text:list-item>
            <text:list-item>
              <text:p text:style-name="P13">/?/ Durante la Guerra fría, estaba con la URSS /?/</text:p>
              <text:p text:style-name="P13">//</text:p>
            </text:list-item>
          </text:list>
        </text:list-item>
        <text:list-item>
          <text:p text:style-name="P13">11.09.1973 → Golpe de Estado del General Augusto Pinochet</text:p>
          <text:list>
            <text:list-header>
              <text:p text:style-name="P13">El ejercicio EEUU</text:p>
              <text:p text:style-name="P13">//</text:p>
              <text:p text:style-name="P13">Dictadura</text:p>
            </text:list-header>
          </text:list>
          <text:p text:style-name="P13"/>
        </text:list-item>
        <text:list-item>
          <text:p text:style-name="P17">La dictadura : 1973 → 1990</text:p>
          <text:list>
            <text:list-header>
              <text:p text:style-name="P17">La dictadura duró trece años</text:p>
            </text:list-header>
          </text:list>
          <text:p text:style-name="P17"/>
          <text:p text:style-name="P17"/>
        </text:list-item>
      </text:list>
      <text:p text:style-name="P18">Victor Jara fue uno de los primeros arestados por Pinochet </text:p>
      <text:p text:style-name="P18"><text:tab/>//</text:p>
      <text:p text:style-name="P18"><text:tab/>Le cortaron la lengua y los dedos para que no pudiera cantar ni tocar</text:p>
      <text:p text:style-name="P18"/>
      <text:p text:style-name="P18"><text:tab/>Era un cantante comprotido </text:p>
      <text:p text:style-name="P18">LFP → <text:tab/>Victor Jara es un amenaza para Pinochet </text:p>
      <text:p text:style-name="P18"><text:tab/><text:tab/><text:tab/>A causa del poder de la voz</text:p>
      <text:p text:style-name="P1"/>
      <text:p text:style-name="P3"><text:span text:style-name="T5">MH </text:span>→<text:span text:style-name="T5"> <text:tab/>Un heroe de la lucha</text:span></text:p>
      <text:p text:style-name="P3"/>
      <text:p text:style-name="P3"/>
      <text:p text:style-name="P21"/>
      <text:p text:style-name="P12"/>
      <text:p text:style-name="P3">Lexique :</text:p>
      <text:list xml:id="list3794750537145907354" text:style-name="L3">
        <text:list-item>
          <text:p text:style-name="P10">Una máscara = un masque</text:p>
        </text:list-item>
        <text:list-item>
          <text:p text:style-name="P10">Llorar = pleurer</text:p>
        </text:list-item>
        <text:list-item>
          <text:p text:style-name="P7">Couleurs :</text:p>
          <text:list>
            <text:list-item>
              <text:p text:style-name="P7">Azul, blanco, amarillo, rojo, violeta molado, rosa, gris, azul celeste, negro, naranja, verde, marrón, turquesa, beige </text:p>
            </text:list-item>
            <text:list-item>
              <text:p text:style-name="P14"><text:span text:style-name="T1">Claro </text:span><text:span text:style-name="T2">≠</text:span><text:span text:style-name="T3"> Oscuro</text:span></text:p>
            </text:list-item>
          </text:list>
        </text:list-item>
        <text:list-item>
          <text:p text:style-name="P15">La URSS → « la ours »</text:p>
        </text:list-item>
        <text:list-item>
          <text:p text:style-name="P16">Los dedos = Les doig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5:17:40.015000000</meta:creation-date>
    <dc:date>2019-02-15T09:07:26.758000000</dc:date>
    <meta:editing-duration>PT22M35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52" meta:word-count="301" meta:character-count="1403" meta:non-whitespace-character-count="1177"/>
  </office:meta>
</office:document-meta>
</file>